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801" officeooo:paragraph-rsid="000fe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m meg</text:p>
      <text:p text:style-name="P1"/>
      <text:p text:style-name="P1">Hei sann! Jeg heter Alexander Fleischer, men de fleste kaller meg Alex.</text:p>
      <text:p text:style-name="P1">Denne våren tar jeg emnet «MNKOM4000» ved Universitet i Oslo (UiO), og</text:p>
      <text:p text:style-name="P1">denne bloggen er en del av undervisningsopplegget i faget.</text:p>
      <text:p text:style-name="P1">Du lurer kanskje på hvorfor</text:p>
      <text:p text:style-name="P1">jeg har MNKOM? Jo, det skal jeg fortelle deg!</text:p>
      <text:p text:style-name="P1"/>
      <text:p text:style-name="P1">Jeg studerer fysikk, nærmere bestemt «Computational Physics»</text:p>
      <text:p text:style-name="P1">(nei, vi har ikke noe godt, norsk ord for det – «datafysikk», liksom?),</text:p>
      <text:p text:style-name="P1">og hvilke fysikere kjenner du til? Nemlig de som kan snakke for seg!</text:p>
      <text:p text:style-name="P1">Richard Feynman er en av tidenes mest kjente fysikere</text:p>
      <text:p text:style-name="P1">og i jula fikk jeg moren min til å lese «Surely you're joking, Mr. Feynman»</text:p>
      <text:p text:style-name="P1">etter at vi så en dokumentar om ham. Det må også sies at mamma</text:p>
      <text:p text:style-name="P1">ikke er en realist i det hele tatt (selv om hun jobber på en</text:p>
      <text:p text:style-name="P1">videregående skole og sier at</text:p>
      <text:p text:style-name="P1">realfagslærerkontoret er det beste stedet å henge på jobb),</text:p>
      <text:p text:style-name="P1">så herr Feynman må ha sagt noe for å vekke hennes interesse for fysikk!</text:p>
      <text:p text:style-name="P1"/>
      <text:p text:style-name="P1">Når det er sagt, så kommer dessverre ikke min inspirasjon til å studere fysikk </text:p>
      <text:p text:style-name="P1">fra Feynman. Da jeg gikk på videregående visste jeg ingen verdens ting om fysikk,</text:p>
      <text:p text:style-name="P1">bortsett fra det jeg lærte i fysikktimene, og grunnen til at jeg valgte det var </text:p>
      <text:p text:style-name="P1">rett og slett for å få realfagspoeng. </text:p>
      <text:p text:style-name="P1">Likevel, hadde jeg noen venner som var veldig glade i realfag, </text:p>
      <text:p text:style-name="P1">som gjorde at jeg satt mer og mer pris på det, </text:p>
      <text:p text:style-name="P1">samtidig som vi hadde en inspirerende lærer siste året på videregående. </text:p>
      <text:p text:style-name="P1">Alle disse tingene bidro, og sammen med en liten dose tilfeldighet, </text:p>
      <text:p text:style-name="P1">endte jeg opp med å begynne å studere fysikk ved UiO. </text:p>
      <text:p text:style-name="P1">Det har jeg aldri angret på heller. </text:p>
      <text:p text:style-name="P1">Etter at jeg begynte å studere fysikk har jeg for første gang siden jeg var </text:p>
      <text:p text:style-name="P1">liten en idé om hva det er jeg vil bli når jeg blir stor. </text:p>
      <text:p text:style-name="P1">Det er ikke en idé om et spesielt yrke, </text:p>
      <text:p text:style-name="P1">men at jeg har veldig lyst til å være fysiker! </text:p>
      <text:p text:style-name="P1">Om jeg blir lærer, vitenskapelig ansatt, vitenskapsformidler, </text:p>
      <text:p text:style-name="P1">konsulent eller noe helt annet er ikke så viktig, </text:p>
      <text:p text:style-name="P1">så lenge jeg får en utdannelse (eller rettere sagt en dannelse) innen fysikk.</text:p>
      <text:p text:style-name="P1"/>
      <text:p text:style-name="P1">Men tilbake til Feynman. Hvis man har sett noen forelesninger </text:p>
      <text:p text:style-name="P1">eller intervjuer med Richard Feynman, så ser man lett hva som er hans holdning</text:p>
      <text:p text:style-name="P1">til vitenskap og vitenskapsformidling: han ser på det fysikk som en</text:p>
      <text:p text:style-name="P1">lek der utfallet kanskje er å finne ut noe nytt, eller bare finne ut at</text:p>
      <text:p text:style-name="P1">man tok feil. Det er iallfall det jeg har lyst til å formidle –</text:p>
      <text:p text:style-name="P1">hvordan man kan leke med fysikk (eller matte), uten at det viktige er at man</text:p>
      <text:p text:style-name="P1">kommer frem til noe banebrytende. Hvis man ikke synes det man driver med</text:p>
      <text:p text:style-name="P1">eller skal formidle er gøy, er det vanskelig å la tilhørerne smitte.</text:p>
      <text:p text:style-name="P1"/>
      <text:p text:style-name="P1">Hilsen Al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3:05:21.538399959</meta:creation-date>
    <dc:date>2016-01-28T23:06:17.769586506</dc:date>
    <meta:editing-duration>P0D</meta:editing-duration>
    <meta:editing-cycles>1</meta:editing-cycles>
    <meta:document-statistic meta:table-count="0" meta:image-count="0" meta:object-count="0" meta:page-count="1" meta:paragraph-count="42" meta:word-count="455" meta:character-count="2481" meta:non-whitespace-character-count="2050"/>
    <meta:generator>LibreOffice/4.2.8.2$Linux_X86_64 LibreOffice_project/420m0$Build-2</meta:generator>
  </office:meta>
</office:document-meta>
</file>